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ourier 10 Pitch" fo:font-size="24pt" style:font-size-asian="21pt" style:font-size-complex="24pt"/>
    </style:style>
    <style:style style:name="P4" style:family="paragraph" style:parent-style-name="Standard">
      <style:paragraph-properties fo:break-before="page"/>
      <style:text-properties style:font-name="Courier 10 Pitch" fo:font-size="10pt" style:font-size-asian="10pt" style:font-size-complex="10pt"/>
    </style:style>
    <style:style style:name="P5" style:family="paragraph" style:parent-style-name="Standard">
      <style:text-properties style:font-name="Courier 10 Pitch" fo:font-size="10pt" style:font-size-asian="10pt" style:font-size-complex="10pt"/>
    </style:style>
    <style:style style:name="P6" style:family="paragraph" style:parent-style-name="Standard">
      <style:paragraph-properties fo:break-before="page"/>
      <style:text-properties style:font-name="Courier 10 Pitch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Richard Szeto</text:p>
      <text:p text:style-name="P3"/>
      <text:p text:style-name="P3">CS 260a</text:p>
      <text:p text:style-name="P3"/>
      <text:p text:style-name="P3">asmt02: sysmond part I</text:p>
      <text:p text:style-name="P3"/>
      <text:p text:style-name="P3">March 18, 2014</text:p>
      <text:p text:style-name="P3"/>
      <text:p text:style-name="P3">Installed on 147.144.23.53</text:p>
      <text:p text:style-name="P4">#!/bin/bash</text:p>
      <text:p text:style-name="P1"># @author <text:s/>Richard Szeto</text:p>
      <text:p text:style-name="P1"># @course <text:s/>CS 260a</text:p>
      <text:p text:style-name="P1"># @time <text:s text:c="3"/>Tuesdays 6:10PM-10PM</text:p>
      <text:p text:style-name="P1"># @loginID rszeto</text:p>
      <text:p text:style-name="P1">#</text:p>
      <text:p text:style-name="P1">#################################################################################</text:p>
      <text:p text:style-name="P1"># NAME <text:s text:c="73"/>#</text:p>
      <text:p text:style-name="P1"># <text:s text:c="6"/>sysmond - logs list of system statistics periodically <text:s text:c="18"/>#</text:p>
      <text:p text:style-name="P1"># <text:s text:c="78"/>#</text:p>
      <text:p text:style-name="P1"># SYNOPSIS <text:s text:c="69"/>#</text:p>
      <text:p text:style-name="P1"># <text:s text:c="6"/>sysmond <text:s text:c="64"/>#</text:p>
      <text:p text:style-name="P1"># <text:s text:c="78"/>#</text:p>
      <text:p text:style-name="P1"># ASSUMPTION <text:s text:c="67"/>#</text:p>
      <text:p text:style-name="P1"># <text:s text:c="6"/>Path contained in configfile is a file that exists and is readable <text:s text:c="5"/>#</text:p>
      <text:p text:style-name="P1"># <text:s text:c="78"/>#</text:p>
      <text:p text:style-name="P1"># DESCRIPTION <text:s text:c="66"/>#</text:p>
      <text:p text:style-name="P1"># <text:s text:c="6"/>sysmond gathers system information and prints them to a log file <text:s text:c="7"/>#</text:p>
      <text:p text:style-name="P1"># <text:s text:c="6"/>every time interval. Each line will be printed in the following <text:s text:c="8"/>#</text:p>
      <text:p text:style-name="P1"># <text:s text:c="6"/>order: <text:s text:c="65"/>#</text:p>
      <text:p text:style-name="P1"># <text:s text:c="10"/>The month, day, hour(24), and minute <text:s text:c="31"/>#</text:p>
      <text:p text:style-name="P1"># <text:s text:c="78"/>#</text:p>
      <text:p text:style-name="P1"># <text:s text:c="10"/>The total number of processes running <text:s text:c="30"/>#</text:p>
      <text:p text:style-name="P1"># <text:s text:c="78"/>#</text:p>
      <text:p text:style-name="P1"># <text:s text:c="10"/>The number of unique users logged in <text:s text:c="31"/>#</text:p>
      <text:p text:style-name="P1"># <text:s text:c="78"/>#</text:p>
      <text:p text:style-name="P1"># <text:s text:c="10"/>The number of unique users logged in remotely <text:s text:c="22"/>#</text:p>
      <text:p text:style-name="P1"># <text:s text:c="78"/>#</text:p>
      <text:p text:style-name="P1"># <text:s text:c="10"/>Whether anyone is logged in under Xwindows <text:s text:c="25"/>#</text:p>
      <text:p text:style-name="P1"># <text:s text:c="78"/>#</text:p>
      <text:p text:style-name="P1"># <text:s text:c="10"/>The 15-minute load average of the system <text:s text:c="27"/>#</text:p>
      <text:p text:style-name="P1"># <text:s text:c="78"/>#</text:p>
      <text:p text:style-name="P1"># <text:s text:c="6"/>sysmond will continue to print to the log file until sysmond is <text:s text:c="8"/>#</text:p>
      <text:p text:style-name="P1"># <text:s text:c="6"/>terminated. The TERM signal will print summary statistics in the <text:s text:c="7"/>#</text:p>
      <text:p text:style-name="P1"># <text:s text:c="6"/>following format: <text:s text:c="54"/>#</text:p>
      <text:p text:style-name="P1"># <text:s text:c="10"/>Percentage of intervals that have at least one logged in user <text:s text:c="6"/>#</text:p>
      <text:p text:style-name="P1"># <text:s text:c="78"/>#</text:p>
      <text:p text:style-name="P1"># <text:s text:c="10"/>Average number of processes per interval <text:s text:c="27"/>#</text:p>
      <text:p text:style-name="P1"># <text:s text:c="78"/>#</text:p>
      <text:p text:style-name="P1"># <text:s text:c="10"/>Number of intervals <text:s text:c="48"/>#</text:p>
      <text:p text:style-name="P1"># <text:s text:c="78"/>#</text:p>
      <text:p text:style-name="P1"># <text:s text:c="6"/>sysmond will ignore the HUP signal. sysmond will not be able to <text:s text:c="8"/>#</text:p>
      <text:p text:style-name="P1"># <text:s text:c="6"/>print summary statistics upon the KILL signal. <text:s text:c="25"/>#</text:p>
      <text:p text:style-name="P1"># <text:s text:c="78"/>#</text:p>
      <text:p text:style-name="P1"># <text:s text:c="6"/>By default, the config file is /etc/sysconfig/sysmond. <text:s text:c="17"/>#</text:p>
      <text:p text:style-name="P1"># <text:s text:c="78"/>#</text:p>
      <text:p text:style-name="P1"># <text:s text:c="6"/>By default, the interval is 10 minutes, the log file is <text:s text:c="16"/>#</text:p>
      <text:p text:style-name="P1"># <text:s text:c="6"/>/spare/tmp/sysmond.log, and sysmond appends to the log file. <text:s text:c="11"/>#</text:p>
      <text:p text:style-name="P1"># <text:s text:c="6"/>To change these values, the following variables can be set in the <text:s text:c="6"/>#</text:p>
      <text:p text:style-name="P1"># <text:s text:c="6"/>config file, one on each line: <text:s text:c="41"/>#</text:p>
      <text:p text:style-name="P1"># <text:s text:c="10"/>interval=&lt;time in minutes(whole number)&gt; <text:s text:c="27"/>#</text:p>
      <text:p text:style-name="P1"># <text:s text:c="78"/>#</text:p>
      <text:p text:style-name="P1"># <text:s text:c="10"/>logfile=&lt;absolute path to log file&gt; <text:s text:c="32"/>#</text:p>
      <text:p text:style-name="P1"># <text:s text:c="78"/>#</text:p>
      <text:p text:style-name="P1"># <text:s text:c="10"/>append=&lt;"yes" or "no"&gt; <text:s text:c="45"/>#</text:p>
      <text:p text:style-name="P1"># <text:s text:c="78"/>#</text:p>
      <text:p text:style-name="P1">#################################################################################</text:p>
      <text:p text:style-name="P1"/>
      <text:p text:style-name="P1"><text:soft-page-break/># ignore HUP signal</text:p>
      <text:p text:style-name="P1">trap '' HUP</text:p>
      <text:p text:style-name="P1"># print out summary statistics upon TERM</text:p>
      <text:p text:style-name="P1">trap 'summary' TERM</text:p>
      <text:p text:style-name="P1"/>
      <text:p text:style-name="P1"># Global counters</text:p>
      <text:p text:style-name="P1">iterations=0</text:p>
      <text:p text:style-name="P1">processes=0</text:p>
      <text:p text:style-name="P1">userLogin=0</text:p>
      <text:p text:style-name="P1">#</text:p>
      <text:p text:style-name="P1"># CHANGE this for testing. The standard place for sysmond's</text:p>
      <text:p text:style-name="P1"># configuration file is in /etc/sysconfig</text:p>
      <text:p text:style-name="P1">#</text:p>
      <text:p text:style-name="P1">configfile=/etc/sysconfig/sysmond</text:p>
      <text:p text:style-name="P1">#</text:p>
      <text:p text:style-name="P1"># these are the default values for the parameters in the config file</text:p>
      <text:p text:style-name="P1">#</text:p>
      <text:p text:style-name="P1">interval=10</text:p>
      <text:p text:style-name="P1">logfile=/spare/tmp/sysmond.log</text:p>
      <text:p text:style-name="P1">append=yes</text:p>
      <text:p text:style-name="P1">#</text:p>
      <text:p text:style-name="P1">errors_seen=no</text:p>
      <text:p text:style-name="P1">error() {</text:p>
      <text:p text:style-name="P1"><text:s text:c="4"/># error function. simply outputs an error message to the logfile.</text:p>
      <text:p text:style-name="P1"><text:s text:c="4"/># this function SETS THE GLOBAL VARIABLE errors_seen</text:p>
      <text:p text:style-name="P1"><text:s text:c="4"/># to indicate whether errors have been seen or not.</text:p>
      <text:p text:style-name="P1"/>
      <text:p text:style-name="P1"><text:s text:c="4"/>echo "ERROR: $*" &gt;&gt; "$logfile"</text:p>
      <text:p text:style-name="P1"><text:s text:c="4"/>errors_seen=yes</text:p>
      <text:p text:style-name="P1">}</text:p>
      <text:p text:style-name="P1"/>
      <text:p text:style-name="P1">read_config() {</text:p>
      <text:p text:style-name="P1"><text:s text:c="4"/># read_config path-to-configfile</text:p>
      <text:p text:style-name="P1"><text:s text:c="4"/>#</text:p>
      <text:p text:style-name="P1"><text:s text:c="4"/># reads the config file and SETS THREE GLOBAL VARIABLES</text:p>
      <text:p text:style-name="P1"><text:s text:c="4"/># <text:s text:c="2"/>logfile - set to the path of the output log file</text:p>
      <text:p text:style-name="P1"><text:s text:c="4"/># <text:s text:c="2"/>append <text:s/>- yes or no depending on whether the log file should be</text:p>
      <text:p text:style-name="P1"><text:s text:c="4"/># <text:s text:c="6"/>overwritten (no) or appended to (yes)</text:p>
      <text:p text:style-name="P1"><text:s text:c="4"/># <text:s text:c="2"/>interval = the number of minutes between reports</text:p>
      <text:p text:style-name="P1"><text:s text:c="4"/># these variables should already have default values</text:p>
      <text:p text:style-name="P1"><text:s text:c="4"/>#</text:p>
      <text:p text:style-name="P1"><text:s text:c="4"/># read_config calls the function error to report errors</text:p>
      <text:p text:style-name="P1"><text:s text:c="4"/># <text:s text:c="2"/>some errors cause an immediate return with a failure (1) status</text:p>
      <text:p text:style-name="P1"><text:s text:c="4"/># at the end of the function, it checks the global variable</text:p>
      <text:p text:style-name="P1"><text:s text:c="4"/># <text:s text:c="2"/>errors_seen (set by the error function) and sets its return</text:p>
      <text:p text:style-name="P1"><text:s text:c="4"/># <text:s text:c="2"/>status accordingly (0 if no errors were encountered, 1 otherwise)</text:p>
      <text:p text:style-name="P1"><text:s text:c="4"/>#</text:p>
      <text:p text:style-name="P1"><text:s text:c="4"/>[ $# -ne 1 ] &amp;&amp; { error "illegal call to read_config" ; return 1; }</text:p>
      <text:p text:style-name="P1"><text:s text:c="4"/>[ ! -f "$1" -o ! -r "$1" ] &amp;&amp; { error "$1 not a readable file" ; return 1; }</text:p>
      <text:p text:style-name="P1"><text:s text:c="4"/>local line cfile</text:p>
      <text:p text:style-name="P1"><text:s text:c="4"/>cfile="$1"</text:p>
      <text:p text:style-name="P1"><text:s text:c="4"/>OIFS="$IFS"</text:p>
      <text:p text:style-name="P1"><text:s text:c="4"/>while read line; do</text:p>
      <text:p text:style-name="P1"><text:s text:c="8"/># ignore empty lines and comments</text:p>
      <text:p text:style-name="P1"><text:s text:c="8"/>[ -z "$line" -o "${line:0:1}" = "#" ] &amp;&amp; continue</text:p>
      <text:p text:style-name="P1"/>
      <text:p text:style-name="P1"><text:s text:c="8"/># chop the line on =</text:p>
      <text:p text:style-name="P1"><text:s text:c="8"/>IFS="="</text:p>
      <text:p text:style-name="P1"><text:soft-page-break/><text:s text:c="8"/>set -- $line</text:p>
      <text:p text:style-name="P1"><text:s text:c="8"/>IFS="$OIFS"</text:p>
      <text:p text:style-name="P1"/>
      <text:p text:style-name="P1"><text:s text:c="8"/># look for keywords and process them</text:p>
      <text:p text:style-name="P1"><text:s text:c="8"/>case "$1" in </text:p>
      <text:p text:style-name="P1"><text:s text:c="12"/>logfile) </text:p>
      <text:p text:style-name="P1"><text:s text:c="16"/>[ -n "$2" ] &amp;&amp; logfile="$2" || error \</text:p>
      <text:p text:style-name="P1"><text:s text:c="16"/>"Configfile=$cfile - no value for logfile: line='$line'" </text:p>
      <text:p text:style-name="P1"><text:s text:c="20"/>;;</text:p>
      <text:p text:style-name="P1"><text:s text:c="12"/>append) <text:s text:c="3"/></text:p>
      <text:p text:style-name="P1"><text:s text:c="16"/>[ "$2" = yes -o "$2" = no ] &amp;&amp; append=$2 || error \</text:p>
      <text:p text:style-name="P1"><text:s text:c="16"/>"Configfile=$cfile - illegal value for append: line='$line'"</text:p>
      <text:p text:style-name="P1"><text:s text:c="20"/>;;</text:p>
      <text:p text:style-name="P1"><text:s text:c="12"/>interval) <text:s text:c="3"/></text:p>
      <text:p text:style-name="P1"><text:s text:c="16"/>echo "$2" | grep -qE "^[[:digit:]]+$" &amp;&amp; interval=$2 || error \</text:p>
      <text:p text:style-name="P1"><text:s text:c="16"/>"Configfile=$cfile - illegal value for interval: line='$line'"</text:p>
      <text:p text:style-name="P1"><text:s text:c="20"/>;;</text:p>
      <text:p text:style-name="P1"><text:s text:c="12"/>*) <text:s text:c="7"/></text:p>
      <text:p text:style-name="P1"><text:s text:c="16"/>error "Configfile=$cfile - illegal line in $cfile:'$line'"</text:p>
      <text:p text:style-name="P1"><text:s text:c="20"/>;;</text:p>
      <text:p text:style-name="P1"><text:s text:c="8"/>esac</text:p>
      <text:p text:style-name="P1"><text:s text:c="4"/>done &lt; "$cfile"</text:p>
      <text:p text:style-name="P1"/>
      <text:p text:style-name="P1"><text:s text:c="4"/># if there were any syntax errors, return failure</text:p>
      <text:p text:style-name="P1"><text:s text:c="4"/>[ $errors_seen = yes ] &amp;&amp; return 1</text:p>
      <text:p text:style-name="P1"><text:s text:c="4"/>return 0</text:p>
      <text:p text:style-name="P1">}</text:p>
      <text:p text:style-name="P1"/>
      <text:p text:style-name="P1">log() {</text:p>
      <text:p text:style-name="P1"><text:s text:c="4"/># print to log file</text:p>
      <text:p text:style-name="P1"><text:s text:c="4"/></text:p>
      <text:p text:style-name="P1"><text:s text:c="4"/>echo -e "$*" &gt;&gt; "$logfile"</text:p>
      <text:p text:style-name="P1">}</text:p>
      <text:p text:style-name="P1"/>
      <text:p text:style-name="P1">summary() {</text:p>
      <text:p text:style-name="P1"><text:s text:c="4"/># Gather data to print summary statistics to logfile upon TERM</text:p>
      <text:p text:style-name="P1"/>
      <text:p text:style-name="P1"><text:s text:c="4"/>if [ "$iterations" -gt 0 ] ; then</text:p>
      <text:p text:style-name="P1"><text:s text:c="8"/>percentage=$(echo -e "($userLogin / $iterations)*100" | bc -l | \</text:p>
      <text:p text:style-name="P1"><text:s text:c="12"/>sed -r 's/^([0-9]+)\..*$/\1/')</text:p>
      <text:p text:style-name="P1"><text:s text:c="8"/>average=$(($processes / $iterations))</text:p>
      <text:p text:style-name="P1"><text:s text:c="4"/>else</text:p>
      <text:p text:style-name="P1"><text:s text:c="8"/># do not want to divide by 0</text:p>
      <text:p text:style-name="P1"><text:s text:c="8"/>percentage=0</text:p>
      <text:p text:style-name="P1"><text:s text:c="8"/>average=0</text:p>
      <text:p text:style-name="P1"><text:s text:c="4"/>fi</text:p>
      <text:p text:style-name="P1"/>
      <text:p text:style-name="P1"><text:s text:c="4"/>dateTime=$(date +%m%d%H%M)</text:p>
      <text:p text:style-name="P1"><text:s text:c="4"/># output summary statistics</text:p>
      <text:p text:style-name="P1"><text:s text:c="4"/>log "$dateTime: SUMMARY: $percentage% of samples found users logged in."</text:p>
      <text:p text:style-name="P1"><text:s text:c="4"/>log "$dateTime: an AVERAGE of $average processes were running over"\</text:p>
      <text:p text:style-name="P1"><text:s text:c="8"/>"$iterations measurements."</text:p>
      <text:p text:style-name="P1"/>
      <text:p text:style-name="P1"><text:s text:c="4"/># clean exit upon TERM</text:p>
      <text:p text:style-name="P1"><text:s text:c="4"/>exit 0</text:p>
      <text:p text:style-name="P1">}</text:p>
      <text:p text:style-name="P1"/>
      <text:p text:style-name="P1">logDirectory=$(echo -e "$logfile" | sed -r 's/^(.+)\/[^\/]+$/\1/')</text:p>
      <text:p text:style-name="P1"><text:soft-page-break/></text:p>
      <text:p text:style-name="P1"># check if logfile directory is a directory</text:p>
      <text:p text:style-name="P1">if [ ! -d "$logDirectory" ] ; then</text:p>
      <text:p text:style-name="P1"><text:s text:c="4"/>echo -e "Error: logfile directory is not a directory" &gt;&amp;2</text:p>
      <text:p text:style-name="P1"><text:s text:c="4"/>exit 1</text:p>
      <text:p text:style-name="P1">fi</text:p>
      <text:p text:style-name="P1"/>
      <text:p text:style-name="P1"># check if logfile directory is writable</text:p>
      <text:p text:style-name="P1">if [ ! -w "$logDirectory" ] ; then</text:p>
      <text:p text:style-name="P1"><text:s text:c="4"/>echo -e "Error: logfile directory not writable: Permission Denied" &gt;&amp;2</text:p>
      <text:p text:style-name="P1"><text:s text:c="4"/>exit 2</text:p>
      <text:p text:style-name="P1">fi</text:p>
      <text:p text:style-name="P1"/>
      <text:p text:style-name="P1"># read the config file and check the exit status</text:p>
      <text:p text:style-name="P1">if ! read_config "$configfile" ; then</text:p>
      <text:p text:style-name="P1"><text:s text:c="4"/>echo -e "Error: problem with configfile in $configfile, check logfile in"\</text:p>
      <text:p text:style-name="P1"><text:s text:c="8"/>"$logfile" &gt;&amp;2</text:p>
      <text:p text:style-name="P1">fi</text:p>
      <text:p text:style-name="P1"/>
      <text:p text:style-name="P1"># remove the log file if indicated.</text:p>
      <text:p text:style-name="P1">[ "$append" = no -a -f "$logfile" ] &amp;&amp; rm -f "$logfile"</text:p>
      <text:p text:style-name="P1"/>
      <text:p text:style-name="P1"># start message and header</text:p>
      <text:p text:style-name="P1">log "Sysmond started on $(hostname) at $(date +%'H:%M %b %d %Y'). interval ="\</text:p>
      <text:p text:style-name="P1"><text:s text:c="4"/>"$interval minutes"</text:p>
      <text:p text:style-name="P1">log "DATE/TIME\t#PROCS\t#USERS\t#REMOTE\tXUSER?\tLOADAV"</text:p>
      <text:p text:style-name="P1"/>
      <text:p text:style-name="P1"># convert minutes to seconds for use with sleep</text:p>
      <text:p text:style-name="P1">seconds=$((interval * 60))</text:p>
      <text:p text:style-name="P1"/>
      <text:p text:style-name="P1"># infinite loop until TERM or KILL</text:p>
      <text:p text:style-name="P1">while true; do</text:p>
      <text:p text:style-name="P1"><text:s text:c="4"/>iterations=$((iterations + 1))</text:p>
      <text:p text:style-name="P1"><text:s text:c="4"/></text:p>
      <text:p text:style-name="P1"><text:s text:c="4"/># get current month, day, hour, and minute</text:p>
      <text:p text:style-name="P1"><text:s text:c="4"/>dateTime=$(date +%m%d%H%M)</text:p>
      <text:p text:style-name="P1"/>
      <text:p text:style-name="P1"><text:s text:c="4"/># get current number of processes</text:p>
      <text:p text:style-name="P1"><text:s text:c="4"/>procTemp=$(ls /proc | egrep '^[0-9]+$' | wc -l)</text:p>
      <text:p text:style-name="P1"><text:s text:c="4"/># add to total processes so far</text:p>
      <text:p text:style-name="P1"><text:s text:c="4"/>processes=$((processes + procTemp))</text:p>
      <text:p text:style-name="P1"><text:s text:c="4"/></text:p>
      <text:p text:style-name="P1"><text:s text:c="4"/># get number of unique users logged in</text:p>
      <text:p text:style-name="P1"><text:s text:c="4"/>userTemp=$(who | cut -d' ' -f1 | sort -u | wc -l)</text:p>
      <text:p text:style-name="P1"><text:s text:c="4"/># if there are users logged in, add to iterations logged in</text:p>
      <text:p text:style-name="P1"><text:s text:c="4"/>[ "$userTemp" -gt 0 ] &amp;&amp; userLogin=$((userLogin + 1))</text:p>
      <text:p text:style-name="P1"/>
      <text:p text:style-name="P1"><text:s text:c="4"/># get number of unique local users logged in</text:p>
      <text:p text:style-name="P1"><text:s text:c="4"/>userLocalTemp=$(who | egrep '^[[:alnum:]]+ +tty[0-9]+' | cut -d' ' -f1 |\</text:p>
      <text:p text:style-name="P1"><text:s text:c="8"/>sort -u | wc -l)</text:p>
      <text:p text:style-name="P1"/>
      <text:p text:style-name="P1"><text:s text:c="4"/># calculate number of unique remote users logged in</text:p>
      <text:p text:style-name="P1"><text:s text:c="4"/>userRemoteTemp=$((userTemp - userLocalTemp))</text:p>
      <text:p text:style-name="P1"/>
      <text:p text:style-name="P1"><text:s text:c="4"/># get number of XWindow users</text:p>
      <text:p text:style-name="P1"><text:s text:c="4"/>xuserTemp=$(who | egrep '\(\:[0-9]+\)$' | cut -d' ' -f1 | sort -u | wc -l)</text:p>
      <text:p text:style-name="P1"/>
      <text:p text:style-name="P1"><text:s text:c="4"/># determine if there are any XWindows users</text:p>
      <text:p text:style-name="P1"><text:soft-page-break/><text:s text:c="4"/>anyXUser=NO</text:p>
      <text:p text:style-name="P1"><text:s text:c="4"/>[ "$xuserTemp" -gt 0 ] &amp;&amp; anyXUser=YES</text:p>
      <text:p text:style-name="P1"/>
      <text:p text:style-name="P1"><text:s text:c="4"/># get the 15-minute load average</text:p>
      <text:p text:style-name="P1"><text:s text:c="4"/>loadAV15=$(cat /proc/loadavg | cut -d' ' -f3)</text:p>
      <text:p text:style-name="P1"/>
      <text:p text:style-name="P1"><text:s text:c="4"/># print to logfile</text:p>
      <text:p text:style-name="P1"><text:s text:c="4"/>log "$dateTime\t$procTemp\t$userTemp\t$userRemoteTemp\t$anyXUser\t$loadAV15"</text:p>
      <text:p text:style-name="P1"/>
      <text:p text:style-name="P1"><text:s text:c="4"/># wait some interval before printing statistics to log again</text:p>
      <text:p text:style-name="P1"><text:s text:c="4"/>sleep "$seconds" &amp;</text:p>
      <text:p text:style-name="P1"><text:s text:c="4"/>wait</text:p>
      <text:p text:style-name="P1">done</text:p>
      <text:p text:style-name="P4"># configuration file for sysmond</text:p>
      <text:p text:style-name="P1"/>
      <text:p text:style-name="P1"># set interval to 10 minutes</text:p>
      <text:p text:style-name="P1">interval=10</text:p>
      <text:p text:style-name="P1"/>
      <text:p text:style-name="P1"># set logfile</text:p>
      <text:p text:style-name="P1">logfile=/spare/tmp/sysmond.log</text:p>
      <text:p text:style-name="P1"/>
      <text:p text:style-name="P1"># append to log file</text:p>
      <text:p text:style-name="P1">append=yes</text:p>
      <text:p text:style-name="P4">Sysmond started on otto.acrc.ccsf.edu at 00:44 Mar 16 2014. interval = 1 minutes</text:p>
      <text:p text:style-name="P1">DATE/TIME<text:tab/>#PROCS<text:tab/>#USERS<text:tab/>#REMOTE<text:tab/>XUSER?<text:tab/>LOADAV</text:p>
      <text:p text:style-name="P1">03160044<text:tab/>249<text:tab/>1<text:tab/>1<text:tab/>NO<text:tab/>0.00</text:p>
      <text:p text:style-name="P1">03160045<text:tab/>249<text:tab/>1<text:tab/>1<text:tab/>NO<text:tab/>0.01</text:p>
      <text:p text:style-name="P1">03160046<text:tab/>250<text:tab/>1<text:tab/>1<text:tab/>NO<text:tab/>0.00</text:p>
      <text:p text:style-name="P1">03160047: SUMMARY: 100% of samples found users logged in.</text:p>
      <text:p text:style-name="P1">03160047: an AVERAGE of 249 processes were running over 3 measurements.</text:p>
      <text:p text:style-name="P1">Sysmond started on otto.acrc.ccsf.edu at 00:53 Mar 16 2014. interval = 10 minutes</text:p>
      <text:p text:style-name="P1">DATE/TIME<text:tab/>#PROCS<text:tab/>#USERS<text:tab/>#REMOTE<text:tab/>XUSER?<text:tab/>LOADAV</text:p>
      <text:p text:style-name="P1">03160053<text:tab/>248<text:tab/>1<text:tab/>1<text:tab/>NO<text:tab/>0.00</text:p>
      <text:p text:style-name="P1">03160103<text:tab/>246<text:tab/>0<text:tab/>0<text:tab/>NO<text:tab/>0.00</text:p>
      <text:p text:style-name="P1">03160113<text:tab/>246<text:tab/>0<text:tab/>0<text:tab/>NO<text:tab/>0.00</text:p>
      <text:p text:style-name="P1">03160123<text:tab/>248<text:tab/>1<text:tab/>1<text:tab/>NO<text:tab/>0.01</text:p>
      <text:p text:style-name="P1">03160133<text:tab/>248<text:tab/>1<text:tab/>1<text:tab/>NO<text:tab/>0.00</text:p>
      <text:p text:style-name="P1">03160133: SUMMARY: 60% of samples found users logged in.</text:p>
      <text:p text:style-name="P1">03160133: an AVERAGE of 247 processes were running over 5 measure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oodaemon </meta:initial-creator>
    <meta:creation-date>2014-03-16T00:30:05</meta:creation-date>
    <dc:date>2014-03-16T01:35:52</dc:date>
    <dc:creator>bloodaemon </dc:creator>
    <meta:editing-duration>PT16M39S</meta:editing-duration>
    <meta:editing-cycles>5</meta:editing-cycles>
    <meta:generator>LibreOffice/3.5$Linux_X86_64 LibreOffice_project/350m1$Build-2</meta:generator>
    <meta:printed-by>bloodaemon </meta:printed-by>
    <meta:print-date>2014-03-16T00:55:35</meta:print-date>
    <meta:document-statistic meta:table-count="0" meta:image-count="0" meta:object-count="0" meta:page-count="8" meta:paragraph-count="245" meta:word-count="1328" meta:character-count="10751" meta:non-whitespace-character-count="6394"/>
  </office:meta>
</office:document-meta>
</file>